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hitney" svg:font-family="Whitney,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Text_20_body">
      <style:paragraph-properties fo:margin-top="0in" fo:margin-bottom="0in" loext:contextual-spacing="false" fo:line-height="100%"/>
    </style:style>
    <style:style style:name="P3" style:family="paragraph">
      <style:paragraph-properties fo:margin-top="0in" fo:margin-bottom="0in" loext:contextual-spacing="false" fo:line-height="100%" fo:break-before="page"/>
    </style:style>
    <style:style style:name="P4" style:family="paragraph" style:list-style-name="L1">
      <style:paragraph-properties fo:margin-top="0in" fo:margin-bottom="0in" loext:contextual-spacing="false" fo:line-height="100%"/>
    </style:style>
    <style:style style:name="P5" style:family="paragraph" style:list-style-name="L3"/>
    <style:style style:name="T1" style:family="text">
      <style:text-properties style:font-name="inherit" fo:font-size="12pt" fo:font-weight="bold" loext:padding="0in" loext:border="none"/>
    </style:style>
    <style:style style:name="T2" style:family="text">
      <style:text-properties style:font-name="inherit" fo:font-weight="normal" loext:padding="0in" loext:border="none"/>
    </style:style>
    <style:style style:name="T3" style:family="text">
      <style:text-properties fo:font-weight="normal" officeooo:rsid="008dc09e" style:font-weight-asian="normal" style:font-weight-complex="normal"/>
    </style:style>
    <style:style style:name="T4" style:family="text">
      <style:text-properties fo:font-variant="normal" fo:text-transform="none" fo:color="#dcddde" style:font-name="inherit" fo:letter-spacing="normal" fo:font-weight="normal" loext:padding="0in" loext:border="none"/>
    </style:style>
    <style:style style:name="T5" style:family="text">
      <style:text-properties fo:font-variant="normal" fo:text-transform="none" fo:color="#dcddde" style:font-name="Whitney" fo:font-size="12pt" fo:letter-spacing="normal" fo:font-style="normal" fo:font-weight="normal" loext:padding="0in" loext:border="none"/>
    </style:style>
    <style:style style:name="T6" style:family="text">
      <style:text-properties officeooo:rsid="008dc09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ar Chronology – ideas</text:p>
      <text:p text:style-name="P1"/>
      <text:p text:style-name="P2"><text:span text:style-name="Strong_20_Emphasis">Planar Supercluser A</text:span>, typically humanoid sentient life (Waith) within living-planet-esque sentient demiplanar life (Neosants)</text:p>
      <text:p text:style-name="P2"/>
      <text:p text:style-name="P2"><text:span text:style-name="Emphasis">Neighborhood 1</text:span>, typically bubbly-structure (bubble-membrane conglomeration of sentient demiplanar lifeforms) planes</text:p>
      <text:p text:style-name="P2"/>
      <text:p text:style-name="P2">Material Group: The Trium of Asfalon (many Lineaments): Corilya, Mediul, Andolem,</text:p>
      <text:p text:style-name="P2">Artifex (corpse),</text:p>
      <text:p text:style-name="P2">Shadowfell (corpse),</text:p>
      <text:p text:style-name="P2"><text:tab/>Shadows</text:p>
      <text:p text:style-name="P2"><text:tab/>Nightshades</text:p>
      <text:p text:style-name="P2">Feywild (corpse),</text:p>
      <text:p text:style-name="P2"><text:tab/>Archfey</text:p>
      <text:p text:style-name="P2"><text:tab/>Eladrin</text:p>
      <text:p text:style-name="P2"><text:tab/>Satyr</text:p>
      <text:p text:style-name="P2"><text:tab/>Faeries</text:p>
      <text:p text:style-name="P2"><text:tab/>Firbolg</text:p>
      <text:p text:style-name="P2"><text:tab/>Hags</text:p>
      <text:p text:style-name="P2"><text:tab/>Darklings</text:p>
      <text:p text:style-name="P2"><text:tab/>Redcaps and other small fey</text:p>
      <text:p text:style-name="P2"><text:tab/>Bugbears</text:p>
      <text:p text:style-name="P2"><text:tab/>Fomorians</text:p>
      <text:p text:style-name="P2">Revion’s Realm (demiplane),</text:p>
      <text:p text:style-name="P2">at least 11 other corpses,</text:p>
      <text:p text:style-name="P2">The Abyss (Abyss)</text:p>
      <text:p text:style-name="P2"><text:tab/>Demons</text:p>
      <text:p text:style-name="P2"><text:tab/>Gnolls</text:p>
      <text:p text:style-name="P2"><text:tab/>Etc.</text:p>
      <text:p text:style-name="P2"><text:span text:style-name="Emphasis"/></text:p>
      <text:p text:style-name="P2"><text:span text:style-name="Emphasis">Neighborhood 2</text:span>, typically infinite-plane style</text:p>
      <text:p text:style-name="P2"/>
      <text:p text:style-name="P2">Elemental Group: Fire, Water, Air, Earth, Elemental Chaos (corpse) All Elemental Planes are connected in a 4-manifold.</text:p>
      <text:p text:style-name="P2"><text:tab/>Genasi</text:p>
      <text:p text:style-name="P2"><text:tab/>Dwarves</text:p>
      <text:p text:style-name="P2"><text:tab/>Elementals</text:p>
      <text:p text:style-name="P2"><text:tab/>Aarakoa</text:p>
      <text:p text:style-name="P2"><text:tab/>Merpeople, Tritons</text:p>
      <text:p text:style-name="P2"><text:tab/>Salamander</text:p>
      <text:p text:style-name="P2"><text:tab/>Djin</text:p>
      <text:p text:style-name="P2"/>
      <text:p text:style-name="P2">Energy Group: Positive, Negative</text:p>
      <text:p text:style-name="P2"/>
      <text:p text:style-name="P2">Nirvana/Mechanus (Order)</text:p>
      <text:p text:style-name="P2"><text:tab/>Constructs</text:p>
      <text:p text:style-name="P2">Twins of War (Violence, Judgment): Acheron, Nish</text:p>
      <text:p text:style-name="P2"><text:tab/>Gith</text:p>
      <text:p text:style-name="P2"><text:soft-page-break/><text:tab/><text:tab/>-Gith are sent into the Astral plane as refugees when the Twins of War are <text:tab/><text:tab/>the first of these planes to be invaded by the Hordes.</text:p>
      <text:p text:style-name="P2">Seven Heavens (Peace, Honor, Bliss, Allure, Majesty, Richness, Hope)</text:p>
      <text:p text:style-name="P2"><text:tab/>Angels</text:p>
      <text:p text:style-name="P2">The Deep Wilds (Indifference, Hunger+Greed, Patience, Wild)</text:p>
      <text:p text:style-name="P2"><text:tab/>?</text:p>
      <text:p text:style-name="P2">The Nine Hells (Cruelty, Pride, Malevolence, Domination, Corruption, Hate, Destruction, Wickedness, Tyranny)</text:p>
      <text:p text:style-name="P2"><text:tab/>Devils</text:p>
      <text:p text:style-name="P2">The Well (Persistence)</text:p>
      <text:p text:style-name="P2"><text:tab/>Humans (escaped from Artifex)</text:p>
      <text:p text:style-name="P2"><text:tab/>Tunnelers</text:p>
      <text:list xml:id="list3475933571" text:style-name="L1">
        <text:list-header>
          <text:p text:style-name="Text_20_body"><text:span text:style-name="Strong_20_Emphasis"/></text:p>
          <text:p text:style-name="Text_20_body"><text:span text:style-name="Strong_20_Emphasis">Planar Supercluster B</text:span>, typically nonhumanoid sentient life, home to alien aberration planar homes. "Far Lands", etc. No known named Planes.</text:p>
        </text:list-header>
      </text:list>
      <text:p text:style-name="P2"><text:tab/>Aberrations</text:p>
      <text:p text:style-name="P2"/>
      <text:p text:style-name="Text_20_body">The Planar Epic</text:p>
      <text:p text:style-name="P2"/>
      <text:p text:style-name="P2">The Abyss originated from a single bubbly plane. Each bubble is a living demiplanar being, like Neosants. Also like Neosants, these beings develop life to take over other planes. Neosants developed Waith, the Abyssal bubbles develop demons. Unlike the Neosants, the Abyss typically preys on planar corpses—though the Abyss has been known to destroy living planes. The original Abyssal plane from which all others spawned has the Lineament of Abyss.</text:p>
      <text:p text:style-name="P2"><text:span text:style-name="Emphasis"/></text:p>
      <text:p text:style-name="P2"><text:span text:style-name="Emphasis">The neighborhood was once peaceful, but eventually The Abyss created its first Layer, which bore the first demons. The demons acted as weapons as The Abyss preyed upon its neighbors. It sought the destruction of all other planes.</text:span></text:p>
      <text:p text:style-name="P2"><text:span text:style-name="Emphasis">These other planes knew that alone, they would never be powerful enough to turn back the hordes. Two planes banded together: Artifex and Asfalon. They began to dominate the other planes, stealing their Lineaments to grow more and more powerful. After the two worked together to kill Shadowfell and Feywild, Asfalon betrayed Artifex and devoured him. While a few of Artifex’s natural beings, humans, escaped to The Spiral, the rest were destroyed. The Lineaments of Artifex, furious, continue to fight back despite the impending doom of The Abyss.</text:span></text:p>
      <text:p text:style-name="P2"><text:span text:style-name="Emphasis"/></text:p>
      <text:p text:style-name="P2"><text:span text:style-name="Emphasis">Eventually, one side must win out. Artifex must submit or be forcefully assimilated as the final shreds of the Feywild and Shadowfell are invaded by the demon hordes.</text:span></text:p>
      <text:p text:style-name="P2"><text:span text:style-name="Emphasis"/></text:p>
      <text:p text:style-name="P2"><text:span text:style-name="Emphasis">As the fabrics of the Feywild and Shadowfell began to unravel hundreds of millions of years before the present, their plights were just beginning. The surviving Archfey regrouped, but their realms began to fragment and time began to spiral out of control. They gathered together into an epic gestalt: the Archfey were masters of magic, and their combined prowess allowed them to rearrange the Fey Realms in preparation for the war to come. They placed their own Courts close to Asfalon and scattered the realms of their enemies between them and The Abyss. Finally, the Archfey placed a spell over all the Fey Realms to keep them in a state of suspended animation, freezing the planar fragments to prevent their dissolution until warriors from Asfalon could arrive to battle The Abyss.</text:span></text:p>
      <text:p text:style-name="P2"><text:span text:style-name="Emphasis"/></text:p>
      <text:p text:style-name="P2"><text:span text:style-name="Emphasis">The road to The Abyss is long and haunted. From Asfalon one must pass through the Roads of Vanemer to the first of the Seelie Courts. The Fey Realms that follow are those deemed by the first Gestalt of the Archfey to be of lesser importance. The denizens of these fragments have harbored a hatred for the Seelie Courts because of this, though their battles give them little time for rebellion. Farther from Asfalon, the Fey Realms grow darker. Demons have already invaded some of these, though many sit on the anxious edge of battle.</text:span></text:p>
      <text:p text:style-name="P2"><text:span text:style-name="Emphasis"/></text:p>
      <text:p text:style-name="P2"><text:span text:style-name="Emphasis">Beyond the Fey Realms are the black fragments of the Shadowfell. Most of the pieces of Shadowfell’s corpse harbor the vanguards of demonic armies, but others remain under the control of the Dark Powers of ancient times. These Dark Powers actively try to pull in beings from Asfalon, darklords meant to serve the dying Shadowfell against the hordes of The Abyss.</text:span></text:p>
      <text:p text:style-name="P2"><text:span text:style-name="Emphasis"/></text:p>
      <text:p text:style-name="P2"><text:span text:style-name="Emphasis">The realms of the Shadow Deep give way to the long-dead planar fragments of the Graveyard. Corpses of battles fought long ago, these fragments have unraveled to the point of being unrecognizable. Crossing the Graveyard is treacherous—the chaos of realities as they collapse is horrific to behold, and worse to pass through. These are the places next to join The Abyss, and most are already infested with demons.</text:span></text:p>
      <text:p text:style-name="P2"><text:span text:style-name="Emphasis"/></text:p>
      <text:p text:style-name="P2"><text:span text:style-name="Emphasis">Finally, one reaches the uncountable Layers of The Abyss.</text:span></text:p>
      <text:p text:style-name="P2"><text:soft-page-break/><text:span text:style-name="Emphasis"/></text:p>
      <text:p text:style-name="P2"><text:span text:style-name="Emphasis">The Spiral</text:span></text:p>
      <text:p text:style-name="P2"><text:span text:style-name="Emphasis">The Spiral sits on the outskirts of Neighborhood 2 and has properties similar to those planes. It sits close enough to Neighborhood 1, though, that a chance encounter allowed some humans from Artifex to escape into The Spiral before Artifex’s annihilation.</text:span></text:p>
      <text:p text:style-name="P2">Now, Artifex was destroyed. Entirely. Nothing is left of the plane. But what if a few humans escaped before the destruction? A chance planar encounter creates a Gate between a bubble of Artifex and the new plane. Some humans are able to escape their wholesale slaughter by the Waith of Asfalon.</text:p>
      <text:p text:style-name="P2"/>
      <text:p text:style-name="P2">"...A long, long time ago, we started digging. No one knows what we were running from, but it must've been bad because we went down and closed the way behind us. After that, there was nowhere to go but down. Thankfully, we had the Spiral to guide us. When we emptied the stone and soil of resources, and when generations of entombed dead had filled long-abandoned halls, we climbed down the stairs circling the Spiral and carved a new home out of the rock. Again, and again, and again. But there was something else in the darkness. It was many generations before the evil found us again, but the first time it returned was a massacre, that only a handful of us escaped. I don't know about that, but I know that every few generations we move farther down, blocking off all the routes upward except the Spiral itself. It was only within the last few generations that we built The Great Gate that's kept us safe enough to grow again. We live in the Last City, the dark refuge against all that threatens humanity. So did our parents, their parents, and so on ad infinitum. The Last City exists as an offshoot of the Spiral, the massive shaft of emptiness pointing straight down. However, life as we know it just ended. A new Gate opened, a white portal to another place."</text:p>
      <text:p text:style-name="P2"/>
      <text:p text:style-name="Text_20_body">current plan: The Spiral is discovered by some of the earliest planar explorers of Asfalon. The two groups get caught up, and the humans begin to migrate throughout the multiverse. The Last City becomes known as the <text:span text:style-name="Strong_20_Emphasis">Last and First City</text:span>, and it is the hub for travel throughout the planes. ie it replaces the canonical city of Sigil</text:p>
      <text:list xml:id="list1280037614" text:style-name="L3">
        <text:list-header>
          <text:p text:style-name="Text_20_body">The position of the Spiral as a plane is conveniently between the two main planar neighborhoods (bubbly and flat groups)</text:p>
        </text:list-header>
      </text:list>
      <text:p text:style-name="Text_20_body">The humans of The Spiral have always been led by a mysterious figure known as the <text:span text:style-name="Strong_20_Emphasis">Lady of Pain, </text:span><text:span text:style-name="Strong_20_Emphasis"><text:span text:style-name="T3">the personification and voice of Persistence from the depths of The Spiral. Persistence, exterting her power over humanity, as stopped their evolution over the entire 2 billion years of their residenc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hitney" svg:font-family="Whitney, 'Helvetica Neue',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8T10:08:24.501043783</meta:creation-date>
    <dc:date>2022-05-21T11:52:36.959722020</dc:date>
    <meta:editing-duration>PT5H44M13S</meta:editing-duration>
    <meta:editing-cycles>72</meta:editing-cycles>
    <meta:generator>LibreOffice/6.4.7.2$Linux_X86_64 LibreOffice_project/40$Build-2</meta:generator>
    <meta:document-statistic meta:table-count="0" meta:image-count="0" meta:object-count="0" meta:page-count="4" meta:paragraph-count="68" meta:word-count="1254" meta:character-count="7685" meta:non-whitespace-character-count="6466"/>
  </office:meta>
</office:document-meta>
</file>